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7e52" officeooo:paragraph-rsid="00027e52"/>
    </style:style>
    <style:style style:name="P2" style:family="paragraph" style:parent-style-name="Standard">
      <style:paragraph-properties fo:text-align="start" style:justify-single-word="false"/>
      <style:text-properties officeooo:rsid="014f8648" officeooo:paragraph-rsid="000335a7"/>
    </style:style>
    <style:style style:name="P3" style:family="paragraph" style:parent-style-name="Standard">
      <style:paragraph-properties fo:text-align="start" style:justify-single-word="false"/>
      <style:text-properties officeooo:rsid="00037431" officeooo:paragraph-rsid="00037431"/>
    </style:style>
    <style:style style:name="P4" style:family="paragraph" style:parent-style-name="Standard">
      <style:paragraph-properties fo:text-align="start" style:justify-single-word="false"/>
      <style:text-properties officeooo:rsid="0003daf8" officeooo:paragraph-rsid="0003daf8"/>
    </style:style>
    <style:style style:name="T1" style:family="text">
      <style:text-properties fo:font-size="12pt" fo:font-style="normal" style:text-underline-style="none" fo:font-weight="normal" fo:background-color="transparent" loext:char-shading-value="0" style:font-size-asian="10.5pt" style:font-style-asian="normal" style:font-weight-asian="normal" style:font-size-complex="12pt" style:font-style-complex="normal" style:font-weight-complex="normal"/>
    </style:style>
    <style:style style:name="T2" style:family="text">
      <style:text-properties fo:font-size="12pt" fo:font-style="normal" style:text-underline-style="none" fo:font-weight="normal" officeooo:rsid="015155a3" fo:background-color="transparent" loext:char-shading-value="0" style:font-size-asian="10.5pt" style:font-style-asian="normal" style:font-weight-asian="normal" style:font-size-complex="12pt" style:font-style-complex="normal" style:font-weight-complex="normal"/>
    </style:style>
    <style:style style:name="T3" style:family="text">
      <style:text-properties fo:font-size="12pt" fo:font-style="normal" style:text-underline-style="none" fo:font-weight="normal" officeooo:rsid="000335a7" fo:background-color="transparent" loext:char-shading-value="0" style:font-size-asian="10.5pt" style:font-style-asian="normal" style:font-weight-asian="normal" style:font-size-complex="12pt" style:font-style-complex="normal" style:font-weight-complex="normal"/>
    </style:style>
    <style:style style:name="T4" style:family="text">
      <style:text-properties fo:font-size="12pt" fo:font-style="normal" style:text-underline-style="none" fo:font-weight="normal" officeooo:rsid="0003daf8" fo:background-color="transparent" loext:char-shading-value="0" style:font-size-asian="10.5pt" style:font-style-asian="normal" style:font-weight-asian="normal" style:font-size-complex="12pt"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Concernant le projet python, j'ai contacté mon ancien directeur de mémoire, Alexis Vrignon qui s'intéresse au potentiel des humanités numériques pour ses recherches sur l'écologie politique et les enjeux énergétiques. Dans le cadre de la mise en place d'un prototype très primaire, l'idée est venue de mettre en place un site participatif sur la participation aux projets et luttes environnementales locales. La volonté du site est que ces anciens acteurs puissent écrire leur témoignage et leur vie militante sur ce site de collecte. L'intérêt est donc de rendre accessible une collecte de sources souvent invisibles dans les sources manuscrites. Techniquement le projet s'appuie donc sur trois volets :</text:p>
      <text:p text:style-name="Standard"/>
      <text:p text:style-name="Standard">- Bases de données avec articulation avec deux grandes entités <text:span text:style-name="Emphasis">acteurs</text:span> (nom, prénom, date de naissance, date de décès, sexe, profession, adresse (ville),organisation ou association, description bibliographique ou sur certains évènements particuliers) et les <text:span text:style-name="Emphasis">luttes/projets</text:span> (lieu, objet de contestation, dates de début et de fins de la contestation, descriptions, liens bibliographiques). La navigation s'appuie sur une recherche simple ou complexe ainsi que par filtre (ex: thématique -&gt; nucléaire, barrage hydroélectrique; pays -&gt; France, Allemagne etc.)</text:p>
      <text:p text:style-name="Standard">- Mise en place d'une cartographie dynamique sur 3 niveaux : une se situant sur la page de la personne une carte indique les lieux de participations (avec infobulles et hyperlien) / une carte situant les projets contestés recensés par cette collecte / sur la page d'un évènement particulier, une carte indiquant la situation des militants recensés participant et renvoyant vers leur page.</text:p>
      <text:p text:style-name="Standard">-Un formulaire permettant l'ajout des témoignages avec validation de l'administrateur (pour des raisons de sécurité et de cohérence de l'information), possibilité d'ajouter des photos ou autres informations. Système de validation juridique de l'utilisation des données.</text:p>
      <text:p text:style-name="Standard"/>
      <text:p text:style-name="Standard">Pour des raisons de RGPD, les informations personnelles seront fictives.</text:p>
      <text:p text:style-name="Standard"/>
      <text:p text:style-name="Standard"/>
      <text:p text:style-name="Standard"/>
      <text:p text:style-name="Standard"/>
      <text:p text:style-name="Standard">--------------------------------------------------------------------------------------------------------------------</text:p>
      <text:p text:style-name="Standard"/>
      <text:p text:style-name="P1">structuration appli ( recommendation chap 8,1)</text:p>
      <text:p text:style-name="P1"/>
      <text:p text:style-name="P1"><text:tab/><text:tab/><text:tab/>→ modeles de données</text:p>
      <text:p text:style-name="P1"><text:tab/><text:tab/><text:tab/>→ les routes</text:p>
      <text:p text:style-name="P1"><text:tab/><text:tab/><text:tab/>→ création de l’application</text:p>
      <text:p text:style-name="P1"/>
      <text:p text:style-name="P2"><text:span text:style-name="T2">The Flask Mega-Tutorial Part III: Web Forms→ </text:span><text:span text:style-name="T3">site avec plein d’options d’amelioration de site</text:span></text:p>
      <text:p text:style-name="P2"><text:span text:style-name="T3"/></text:p>
      <text:p text:style-name="P2"><text:span text:style-name="T3"/></text:p>
      <text:p text:style-name="P2"><text:span text:style-name="T3"/></text:p>
      <text:p text:style-name="P2"><text:span text:style-name="T3"/></text:p>
      <text:p text:style-name="P3"><text:span text:style-name="T3">E</text:span><text:span text:style-name="T1">st-ce que je constitue une liste de pays ? Zet leurs départements ? → car peut etre un proble pour la géolocaisation ensuite ou alors corriger les données. </text:span><text:span text:style-name="T4">Car ces codes peuvent etre noramlisés</text:span></text:p>
      <text:p text:style-name="P3"><text:span text:style-name="T1"/></text:p>
      <text:p text:style-name="P3"><text:span text:style-name="T1"/></text:p>
      <text:p text:style-name="P4"><text:span text:style-name="T1">Faire un genre de citation de témoignage → genre extrait sur la page de lutt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03T12:15:21.265842862</meta:creation-date>
    <dc:date>2022-01-10T13:59:37.245668347</dc:date>
    <meta:editing-duration>PT17M38S</meta:editing-duration>
    <meta:editing-cycles>5</meta:editing-cycles>
    <meta:generator>LibreOffice/7.2.4.1$Linux_X86_64 LibreOffice_project/b8e68b5bf61ce56d972a163ea31a18aecdcd64cd</meta:generator>
    <meta:document-statistic meta:table-count="0" meta:image-count="0" meta:object-count="0" meta:page-count="1" meta:paragraph-count="13" meta:word-count="372" meta:character-count="2582" meta:non-whitespace-character-count="2214"/>
  </office:meta>
</office:document-meta>
</file>